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Segoe UI1" svg:font-family="'Segoe UI', Arial, sans-serif"/>
    <style:font-face style:name="Tahoma" svg:font-family="Tahoma" style:font-family-generic="system" style:font-pitch="variable"/>
  </office:font-face-decls>
  <office:automatic-styles>
    <style:style style:name="P1" style:family="paragraph" style:parent-style-name="Standard">
      <style:paragraph-properties fo:margin-left="0cm" fo:margin-right="0cm" fo:text-align="justify" style:justify-single-word="false" fo:orphans="2" fo:widows="2" fo:text-indent="0cm" style:auto-text-indent="false"/>
    </style:style>
    <style:style style:name="P2" style:family="paragraph" style:parent-style-name="Standard">
      <style:paragraph-properties fo:margin-left="0cm" fo:margin-right="0cm" fo:text-align="justify" style:justify-single-word="false" fo:orphans="2" fo:widows="2" fo:text-indent="0cm" style:auto-text-indent="false"/>
      <style:text-properties officeooo:rsid="001f76dc" officeooo:paragraph-rsid="001f76dc"/>
    </style:style>
    <style:style style:name="T1" style:family="text">
      <style:text-properties fo:font-variant="normal" fo:text-transform="none" fo:color="#626262" loext:opacity="100%" style:font-name="Segoe UI1" fo:font-size="10.5pt" fo:letter-spacing="normal" fo:font-style="normal"/>
    </style:style>
    <style:style style:name="T2" style:family="text">
      <style:text-properties fo:font-variant="normal" fo:text-transform="none" fo:color="#626262" loext:opacity="100%" style:font-name="Segoe UI1" fo:font-size="10.5pt"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text:tab/>No modelo de banco de dados relacional, os dados do mundo real são representados graficamente numa forma de entidades, conhecida também como tabelas. Cada entidade possui diversas características individuais que as especificam ou diferenciam, e essas características são denominadas atributos. Cada atributo representa uma característica que pode ser referenciada por alguns tipos:</text:p>
      <text:p text:style-name="P2"><text:tab/>Atributo Simples: Trata-se de um tipo de atributo mais genérico. Nele é permitido armazenar um único valor para cada registro da entidade, sendo que esses valores podem se repetir em outros registros, sendo assim, temos que em um atributo simples podem ocorrer registros iguais para dois ou mais elementos da entidade.</text:p>
      <text:p text:style-name="P2"><text:tab/>Atributo Multivalorado: Diferentemente dos atributos simples, os tipos multivalorados são utilizados quando um determinado registro necessita armazenar mais de um valor para um de seus atributos. Exemplo disso ocorre quando uma pessoa possui mais de um endereço de e-mail. Para conseguirmos registrar mais de um e-mail para esse determinado registro de pessoa, se faz necessário o uso de um atributo multivalorado, que permitirá o registro de quantos endereços de e-mail forem necessários. Também deve ser usado quando a pessoa possui mais de um telefone, mais de uma profissão, ou em todo atributo que necessitar mais de um registro de informações.</text:p>
      <text:p text:style-name="P2"><text:tab/>Atributo Composto: O atributo composto permite a criação de subatributos. Ele pode ser dividido em vários outros, como é o caso do endereço, que pode ser dividido em rua, número, bairro, cidade, CEP. O atributo composto também pode ser aplicado em registros como nome completo, que pode conter subatributos como: primeiro nome, sobrenome. Também pode ser usado em registro de cartão de crédito, com os subatributos: número do cartão, data de validade e código de segurança.</text:p>
      <text:p text:style-name="P2"><text:tab/>Atributo Chave: O atributo chave é o tipo mais restrito, nele cada registro é único, não sendo permitido dois registros com o mesmo conteúdo. Se trata de um atributo conhecido como identificador do registro. Através dele são realizadas as consultas que se tornam integras e seguras pois sabe-se que não teremos resultados duplicados com informações redundantes. Além disso, o atributo chave não pode ser nulo, é necessário ter algum valor que o identifique dentre os demais.</text:p>
      <text:p text:style-name="P2"><text:tab/>Aplicando corretamente os tipos de atributos acima, acompanhados pelos relacionamentos, os dados podem ser representados por meio do DER (Diagrama de entidade e relacionamentos). Através deles, é possível criar modelos de banco de dados, fornecendo flexibilidade e uma estrutura conceituada para a aplicação e desenvolvimento do projeto.</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Segoe UI1" svg:font-family="'Segoe UI', Arial, sans-serif"/>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8-31T20:03:13.608000000</dc:date>
    <meta:editing-duration>PT9M30S</meta:editing-duration>
    <meta:editing-cycles>4</meta:editing-cycles>
    <meta:generator>LibreOffice/7.4.3.2$Windows_X86_64 LibreOffice_project/1048a8393ae2eeec98dff31b5c133c5f1d08b890</meta:generator>
    <meta:document-statistic meta:table-count="0" meta:image-count="0" meta:object-count="0" meta:page-count="1" meta:paragraph-count="6" meta:word-count="402" meta:character-count="2638" meta:non-whitespace-character-count="2236"/>
  </office:meta>
</office:document-meta>
</file>